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E0000000F051900DB591E4E55F.png" manifest:media-type="image/png"/>
  <manifest:file-entry manifest:full-path="Pictures/10000000000001E0000000F06959EFF4DB31C21F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42cm"/>
    </style:style>
    <style:style style:name="gr3" style:family="graphic" style:parent-style-name="objectwithoutfill">
      <style:graphic-properties svg:stroke-color="#000000" draw:marker-start="Arrow" draw:marker-start-width="0.152cm" draw:marker-end="Arrow" draw:marker-end-width="0.152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15cm" svg:height="4.857cm" svg:x="0.492cm" svg:y="0.873cm">
          <draw:image xlink:href="Pictures/10000000000001E0000000F06959EFF4DB31C21F.pdf" xlink:type="simple" xlink:show="embed" xlink:actuate="onLoad" loext:mime-type="application/pdf">
            <text:p/>
          </draw:image>
          <draw:image xlink:href="Pictures/10000000000001E0000000F051900DB591E4E55F.png" xlink:type="simple" xlink:show="embed" xlink:actuate="onLoad" loext:mime-type="image/png"/>
        </draw:frame>
        <draw:frame draw:style-name="gr2" draw:text-style-name="P2" draw:layer="layout" svg:width="1.651cm" svg:height="1.292cm" svg:x="2.65cm" svg:y="5.445cm">
          <draw:text-box>
            <text:p>W3</text:p>
          </draw:text-box>
        </draw:frame>
        <draw:frame draw:style-name="gr2" draw:text-style-name="P2" draw:layer="layout" svg:width="1.651cm" svg:height="1.292cm" svg:x="9.239cm" svg:y="5.445cm">
          <draw:text-box>
            <text:p>W2</text:p>
          </draw:text-box>
        </draw:frame>
        <draw:line draw:style-name="gr3" draw:text-style-name="P1" draw:layer="layout" svg:x1="6.461cm" svg:y1="3.413cm" svg:x2="7.274cm" svg:y2="3.413cm">
          <text:p/>
        </draw:line>
        <draw:line draw:style-name="gr3" draw:text-style-name="P1" draw:layer="layout" svg:x1="1.508cm" svg:y1="3.413cm" svg:x2="2.321cm" svg:y2="3.413cm">
          <text:p/>
        </draw:line>
        <draw:line draw:style-name="gr4" draw:text-style-name="P1" draw:layer="layout" svg:x1="2.905cm" svg:y1="3.413cm" svg:x2="4.175cm" svg:y2="3.413cm">
          <text:p/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3.208cm" fo:page-height="6.85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9T17:53:49.559707702</meta:creation-date>
    <dc:date>2020-12-15T13:15:15.819197863</dc:date>
    <meta:editing-duration>PT32M5S</meta:editing-duration>
    <meta:editing-cycles>10</meta:editing-cycles>
    <meta:generator>LibreOffice/6.1.5.2$Linux_X86_64 LibreOffice_project/10$Build-2</meta:generator>
    <meta:document-statistic meta:object-count="6"/>
  </office:meta>
</office:document-meta>
</file>